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eorgia" svg:font-family="Georgia"/>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color="#272727" style:font-name="Georgia" fo:font-size="9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T1">Central Florida Women Runners (CFWR)<text:line-break/>ACCIDENT WAIVER AND RELEASE OF LIABILITY FORM<text:line-break/><text:line-break/>I HEREBY ASSUME ALL OF THE RISKS OF PARTICIPATING AND/OR VOLUNTEERING IN Central Florida Women Runners (CFWR) group run events, including by way of example and not limitation, any risk that may arise from negligence, carelessness on the part of the persons or entities being released, from dangerous or defective equipment or property owned, maintained, or controlled by them, or because of their possible liability without fault.<text:line-break/><text:line-break/>The Central Florida Women Runners (CFWR) group does not provide liability insurance for the protection of individuals, groups, organizations, businesses, spectators, or others who may participate in the group runs.<text:line-break/><text:line-break/>I certify that I am physically fit, have sufficiently prepared or trained for participation in the activity or event, and have not been advised to not participate by a qualified medical professional. I certify that there are no health-related reasons or problems that preclude my participation in this activity or event.<text:line-break/><text:line-break/>I acknowledge that this Accident Waiver and Release of Liability Form will be used by the event holders, sponsors, and organizers of the activity or event in which I may participate, and that it will govern my actions and responsibilities at said activity or event.<text:line-break/><text:line-break/>In consideration of my application and permitting me to participate in this event, I hereby take action for myself, my executors, administrators, heirs, next of kin, successors, and assigns as follows:<text:line-break/><text:line-break/>(A) I WAIVE, RELEASE, AND DISCAHRGE from any and all liability, including but not limited to, liability arising from the negligence or fault of the entities or persons released, for my death, disability, personal injury, property damage, or theft, or actions of any kind which may hereafter occur to me including my traveling to and from this event, THE FOLLOWING ENTITIES OR PERSONS: Central Florida Women Runners (CFWR) and/or their directors, officers, employees, volunteers, representatives, and agents, the activity or event holders, activity, or event sponsors, activity or event volunteers.<text:line-break/>(B) I INDEMNIFY, HOLD HARMLESS, AND PROMISE NOT TO SUE the entities or persons mentioned in this paragraph from any and all liabilities or claims made as a result of participation in this activity or event, whether caused by the negligence of release or otherwise.<text:line-break/><text:line-break/><text:line-break/>I acknowledge that the Central Florida Women runners and their directors, officers, volunteers, </text:span>representatives<text:span text:style-name="T1">, and agents are NOT responsible for the errors, omissions, acts, or failures to act of any party or entity conduction a specific activity on behalf of the Central Florida Women Runners.<text:line-break/><text:line-break/>I acknowledge that this activity or event may involve a test of a person's physical and mental limits and may carry with it the potential for death, serious injury, and property loss. The risks may include, but are not limited to, those caused by terrain, facilities, temperature, weather, condition of participants, equipment, vehicular traffic, actions of other people including, but not limited to, participants, volunteers, spectators, coaches, event officials, and event monitors, and/or procedures of the event and lack of hydration. These risks are not only inherent to participants but are also present for volunteers.<text:line-break/><text:line-break/>I hereby consent to receive medical treatment which may be deemed advisable in the event to injury, accident, and/or illness during this activity or event.<text:line-break/><text:line-break/>I understand that at this event or related activities, I may be photographed. I understand that my photograph may be used on public social networking sites on the internet such as, but not limited to, Facebook.com, <text:s/>Meetup.com and the Central Florida Women Runners website. <text:s/>I agree to allow my photo, video, or film likeness to be used for legitimate purpose by the event holders, producers, sponsors, organizers, and assigns.<text:line-break/><text:line-break/>The accident waiver and release of liability shall be construed broadly to provide a release and waiver to the maximum extent permissible under applicable law.<text:line-break/><text:line-break/>I CERTIFY THAT I HAVE READ THIS DOCUMENT, AND I FULLY UNDERSTAND ITS CONTENT. I AM AWARE THAT THIS IS A RELEASE OF LIABILITY AND A CONTRACT AND I SIGN IT OF MY OWN FREE WILL.<text:line-break/><text:line-break/>Participant Print Name: ___________________________<text:tab/><text:tab/>Date:___________________________<text:line-break/><text:line-break/><text:line-break/><text:line-break/>Participant Signature:_____________________________<text:line-break/>(If under the age of 18 a parent or guardian must sign)</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eorgia" svg:font-family="Georgia"/>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nie Dennis</meta:initial-creator>
    <meta:creation-date>2013-08-18T12:32:07.56</meta:creation-date>
    <dc:date>2013-12-04T10:42:57.65</dc:date>
    <dc:creator>Annie Dennis</dc:creator>
    <meta:editing-duration>PT9M37S</meta:editing-duration>
    <meta:editing-cycles>2</meta:editing-cycles>
    <meta:generator>OpenOffice/4.0.0$Win32 OpenOffice.org_project/400m3$Build-9702</meta:generator>
    <meta:document-statistic meta:table-count="0" meta:image-count="0" meta:object-count="0" meta:page-count="1" meta:paragraph-count="1" meta:word-count="685" meta:character-count="4435"/>
  </office:meta>
</office:document-meta>
</file>